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Arial2" svg:font-family="Arial"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hadow="none"/>
    </style:style>
    <style:style style:name="Tabla1.A" style:family="table-column">
      <style:table-column-properties style:column-width="0.81cm" style:rel-column-width="3120*"/>
    </style:style>
    <style:style style:name="Tabla1.U" style:family="table-column">
      <style:table-column-properties style:column-width="0.813cm" style:rel-column-width="3135*"/>
    </style:style>
    <style:style style:name="Tabla1.A1" style:family="table-cell">
      <style:table-cell-properties fo:padding="0.097cm" fo:border="none"/>
    </style:style>
    <style:style style:name="P1" style:family="paragraph" style:parent-style-name="Table_20_Contents">
      <style:paragraph-properties fo:text-align="center" style:justify-single-word="false"/>
      <style:text-properties style:font-name="Arial" fo:font-size="12pt" style:font-size-asian="12pt" style:font-size-complex="12pt"/>
    </style:style>
    <style:style style:name="P2" style:family="paragraph" style:parent-style-name="Table_20_Contents">
      <style:paragraph-properties fo:text-align="center" style:justify-single-word="false" fo:orphans="2" fo:widows="2"/>
      <style:text-properties style:font-name="Arial" fo:font-size="12pt" style:font-size-asian="12pt" style:font-size-complex="12pt"/>
    </style:style>
    <style:style style:name="P3" style:family="paragraph" style:parent-style-name="Standard">
      <style:paragraph-properties fo:text-align="justify" style:justify-single-word="false" fo:orphans="2" fo:widows="2"/>
      <style:text-properties fo:font-variant="normal" fo:text-transform="none" fo:color="#202122" style:font-name="Arial" fo:font-size="10.5pt" fo:letter-spacing="normal" fo:font-style="normal" fo:font-weight="normal"/>
    </style:style>
    <style:style style:name="P4" style:family="paragraph" style:parent-style-name="Standard">
      <style:paragraph-properties fo:text-align="justify" style:justify-single-word="false" fo:orphans="2" fo:widows="2"/>
      <style:text-properties fo:font-variant="normal" fo:text-transform="none" fo:color="#202122" style:font-name="Arial" fo:font-size="12pt" fo:letter-spacing="normal" fo:font-style="normal" fo:font-weight="normal" style:font-size-asian="12pt" style:font-size-complex="12pt"/>
    </style:style>
    <style:style style:name="P5" style:family="paragraph" style:parent-style-name="Standard" style:list-style-name="L7">
      <style:paragraph-properties fo:text-align="justify" style:justify-single-word="false" fo:orphans="2" fo:widows="2"/>
      <style:text-properties fo:font-variant="normal" fo:text-transform="none" fo:color="#202122" style:font-name="Arial" fo:font-size="12pt" fo:letter-spacing="normal" fo:font-style="normal" fo:font-weight="normal" style:font-size-asian="12pt" style:font-size-complex="12pt"/>
    </style:style>
    <style:style style:name="P6" style:family="paragraph" style:parent-style-name="Standard" style:list-style-name="L5">
      <style:paragraph-properties fo:text-align="justify" style:justify-single-word="false" fo:orphans="2" fo:widows="2"/>
    </style:style>
    <style:style style:name="P7" style:family="paragraph" style:parent-style-name="Standard" style:list-style-name="L6">
      <style:paragraph-properties fo:text-align="justify" style:justify-single-word="false" fo:orphans="2" fo:widows="2"/>
    </style:style>
    <style:style style:name="P8" style:family="paragraph" style:parent-style-name="Standard">
      <style:paragraph-properties fo:text-align="justify" style:justify-single-word="false" fo:orphans="2" fo:widows="2"/>
      <style:text-properties style:font-name="Arial" fo:font-size="12pt" style:font-size-asian="12pt" style:font-size-complex="12pt"/>
    </style:style>
    <style:style style:name="P9" style:family="paragraph" style:parent-style-name="Standard">
      <style:paragraph-properties fo:text-align="center" style:justify-single-word="false" fo:orphans="2" fo:widows="2"/>
      <style:text-properties style:font-name="Arial" fo:font-size="12pt" style:font-size-asian="12pt" style:font-size-complex="12pt"/>
    </style:style>
    <style:style style:name="P10" style:family="paragraph" style:parent-style-name="Standard" style:list-style-name="L1">
      <style:paragraph-properties fo:text-align="justify" style:justify-single-word="false" fo:orphans="2" fo:widows="2"/>
      <style:text-properties style:font-name="Arial" fo:font-size="12pt" fo:font-weight="bold" style:font-size-asian="12pt" style:font-weight-asian="bold" style:font-size-complex="12pt" style:font-weight-complex="bold"/>
    </style:style>
    <style:style style:name="P11" style:family="paragraph" style:parent-style-name="Standard" style:list-style-name="L2">
      <style:paragraph-properties fo:text-align="justify" style:justify-single-word="false" fo:orphans="2" fo:widows="2"/>
      <style:text-properties style:font-name="Arial" fo:font-size="12pt" fo:font-weight="bold" style:font-size-asian="12pt" style:font-weight-asian="bold" style:font-size-complex="12pt" style:font-weight-complex="bold"/>
    </style:style>
    <style:style style:name="P12" style:family="paragraph" style:parent-style-name="Text_20_body">
      <style:paragraph-properties fo:text-align="justify" style:justify-single-word="false" fo:orphans="2" fo:widows="2"/>
      <style:text-properties fo:font-variant="normal" fo:text-transform="none" fo:color="#202122" style:font-name="Arial" fo:font-size="12pt" fo:letter-spacing="normal" fo:font-style="normal" fo:font-weight="normal" style:font-size-asian="12pt" style:font-size-complex="12pt"/>
    </style:style>
    <style:style style:name="P13" style:family="paragraph" style:parent-style-name="Text_20_body" style:list-style-name="L3">
      <style:paragraph-properties fo:text-align="justify" style:justify-single-word="false" fo:orphans="2" fo:widows="2"/>
      <style:text-properties fo:font-variant="normal" fo:text-transform="none" fo:color="#202122" style:font-name="Arial" fo:font-size="12pt" fo:letter-spacing="normal" fo:font-style="normal" fo:font-weight="bold" style:font-size-asian="12pt" style:font-weight-asian="bold" style:font-size-complex="12pt" style:font-weight-complex="bold"/>
    </style:style>
    <style:style style:name="P14" style:family="paragraph" style:parent-style-name="Text_20_body" style:list-style-name="L4">
      <style:paragraph-properties fo:text-align="justify" style:justify-single-word="false" fo:orphans="2" fo:widows="2"/>
      <style:text-properties fo:font-size="12pt" fo:font-weight="bold" style:font-size-asian="12pt" style:font-weight-asian="bold" style:font-size-complex="12pt" style:font-weight-complex="bold"/>
    </style:style>
    <style:style style:name="T1" style:family="text">
      <style:text-properties fo:font-variant="normal" fo:text-transform="none" fo:color="#202122" style:font-name="Arial" fo:letter-spacing="normal" fo:font-style="normal"/>
    </style:style>
    <style:style style:name="T2" style:family="text">
      <style:text-properties fo:font-variant="normal" fo:text-transform="none" fo:color="#202122" style:font-name="Arial" fo:letter-spacing="normal" fo:font-style="normal" fo:font-weight="normal"/>
    </style:style>
    <style:style style:name="T3" style:family="text">
      <style:text-properties fo:font-variant="normal" fo:text-transform="none" fo:color="#202122" style:font-name="Arial" fo:letter-spacing="normal" fo:font-style="normal" fo:font-weight="bold"/>
    </style:style>
    <style:style style:name="T4" style:family="text">
      <style:text-properties fo:font-variant="normal" fo:text-transform="none" fo:color="#202122" style:font-name="Arial"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202122" fo:letter-spacing="normal" fo:font-style="normal"/>
    </style:style>
    <style:style style:name="T6"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3909199762555032" text:style-name="L1">
        <text:list-item>
          <text:p text:style-name="P10"><text:span text:style-name="T5">Se ha capturado una comunicación entre dos hackers MUY FAMOSOS perseguidos por la ley. Uno de ellos es culpable de prácticamente todos los delitos informáticos tipificados en las leyes. Lo único que sabemos con seguridad es que el código se generó desde un ordenador que utilizaba ASCII para su codificación. ¿Que dice el mensaje?. ¿Quienes son los interlocutores?</text:span> </text:p>
        </text:list-item>
      </text:list>
      <text:p text:style-name="P9"/>
      <text:p text:style-name="P1">01000110 F </text:p>
      <text:p text:style-name="P1">01101111 o</text:p>
      <text:p text:style-name="P1">01101100 l</text:p>
      <text:p text:style-name="P1">01101100 l</text:p>
      <text:p text:style-name="P1">01101111 o</text:p>
      <text:p text:style-name="P1">01110111 w</text:p>
      <text:p text:style-name="P1"/>
      <text:p text:style-name="P1">00100000 "Espacio"</text:p>
      <text:p text:style-name="P1"/>
      <text:p text:style-name="P1">01110100 t</text:p>
      <text:p text:style-name="P1">01101000 h</text:p>
      <text:p text:style-name="P1">01100101 e</text:p>
      <text:p text:style-name="P1"/>
      <text:p text:style-name="P1">00100000 "Espacio"</text:p>
      <text:p text:style-name="P1"/>
      <text:p text:style-name="P1">01110111 w</text:p>
      <text:p text:style-name="P1">01101000 h</text:p>
      <text:p text:style-name="P1">01101001 i</text:p>
      <text:p text:style-name="P1">01110100 t</text:p>
      <text:p text:style-name="P1">01100101 e</text:p>
      <text:p text:style-name="P1"/>
      <text:p text:style-name="P1">00100000 "Espacio"</text:p>
      <text:p text:style-name="P1"/>
      <text:p text:style-name="P1">01110010 r</text:p>
      <text:p text:style-name="P1">01100001 a</text:p>
      <text:p text:style-name="P1">01100010 b</text:p>
      <text:p text:style-name="P1">01100010 b</text:p>
      <text:p text:style-name="P1">01101001 i</text:p>
      <text:p text:style-name="P2">01110100 t</text:p>
      <text:p text:style-name="P2"/>
      <text:p text:style-name="P8"><text:tab/>Pone “Follow the white rabbit”, es una referencia a Matrix de la conversación entre <text:tab/>Morfeo y Neo al principio de ésta película.</text:p>
      <text:p text:style-name="P8"/>
      <text:list xml:id="list4141105141955959790" text:style-name="L2">
        <text:list-item>
          <text:p text:style-name="P11"><text:span text:style-name="T5">Tenemos 2 institutos públicos que como no tienen dinero para comprar material para poder conectarse a internet aun se comunican con telégrafos morse. El caso es que un profe quiere enviarle a otro una imagen de Mario en Pixel Art para imprimirla y decorar el departamento de informática con pósters e imágenes frikis. Para poder enviar la imagen por el telégrafo deciden inventar una codificación basada en letras que luego codificaran a morse.¿Cual sería la representación en texto plano? La relación entre colores y letras es la siguiente:</text:span> </text:p>
        </text:list-item>
      </text:list>
      <text:p text:style-name="P8"/>
      <text:p text:style-name="P8"/>
      <text:p text:style-name="P8"/>
      <text:p text:style-name="P8"/>
      <table:table table:name="Tabla1" table:style-name="Tabla1">
        <table:table-column table:style-name="Tabla1.A" table:number-columns-repeated="20"/>
        <table:table-column table:style-name="Tabla1.U"/>
        <text:soft-page-break/>
        <table:table-row>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N</text:p>
          </table:table-cell>
        </table:table-row>
        <table:table-row>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N</text:p>
          </table:table-cell>
        </table:table-row>
        <table:table-row>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O</text:p>
          </table:table-cell>
          <table:table-cell table:style-name="Tabla1.A1" office:value-type="string">
            <text:p text:style-name="P1">O</text:p>
          </table:table-cell>
          <table:table-cell table:style-name="Tabla1.A1" office:value-type="string">
            <text:p text:style-name="P1">O</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B</text:p>
          </table:table-cell>
          <table:table-cell table:style-name="Tabla1.A1" office:value-type="string">
            <text:p text:style-name="P1">F</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N</text:p>
          </table:table-cell>
        </table:table-row>
        <table:table-row>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O</text:p>
          </table:table-cell>
          <table:table-cell table:style-name="Tabla1.A1" office:value-type="string">
            <text:p text:style-name="P1">F</text:p>
          </table:table-cell>
          <table:table-cell table:style-name="Tabla1.A1" office:value-type="string">
            <text:p text:style-name="P1">O</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B</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N</text:p>
          </table:table-cell>
        </table:table-row>
        <table:table-row>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O</text:p>
          </table:table-cell>
          <table:table-cell table:style-name="Tabla1.A1" office:value-type="string">
            <text:p text:style-name="P1">F</text:p>
          </table:table-cell>
          <table:table-cell table:style-name="Tabla1.A1" office:value-type="string">
            <text:p text:style-name="P1">O</text:p>
          </table:table-cell>
          <table:table-cell table:style-name="Tabla1.A1" office:value-type="string">
            <text:p text:style-name="P1">O</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B</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N</text:p>
          </table:table-cell>
        </table:table-row>
        <table:table-row>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O</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B</text:p>
          </table:table-cell>
          <table:table-cell table:style-name="Tabla1.A1" office:value-type="string">
            <text:p text:style-name="P1">B</text:p>
          </table:table-cell>
          <table:table-cell table:style-name="Tabla1.A1" office:value-type="string">
            <text:p text:style-name="P1">B</text:p>
          </table:table-cell>
          <table:table-cell table:style-name="Tabla1.A1" office:value-type="string">
            <text:p text:style-name="P1">B</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N</text:p>
          </table:table-cell>
        </table:table-row>
        <table:table-row>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N</text:p>
          </table:table-cell>
        </table:table-row>
        <table:table-row>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L</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L</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N</text:p>
          </table:table-cell>
        </table:table-row>
        <table:table-row>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L</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L</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N</text:p>
          </table:table-cell>
        </table:table-row>
        <table:table-row>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L</text:p>
          </table:table-cell>
          <table:table-cell table:style-name="Tabla1.A1" office:value-type="string">
            <text:p text:style-name="P1">L</text:p>
          </table:table-cell>
          <table:table-cell table:style-name="Tabla1.A1" office:value-type="string">
            <text:p text:style-name="P1">L</text:p>
          </table:table-cell>
          <table:table-cell table:style-name="Tabla1.A1" office:value-type="string">
            <text:p text:style-name="P1">L</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R</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N</text:p>
          </table:table-cell>
        </table:table-row>
        <table:table-row>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R</text:p>
          </table:table-cell>
          <table:table-cell table:style-name="Tabla1.A1" office:value-type="string">
            <text:p text:style-name="P1">L</text:p>
          </table:table-cell>
          <table:table-cell table:style-name="Tabla1.A1" office:value-type="string">
            <text:p text:style-name="P1">F</text:p>
          </table:table-cell>
          <table:table-cell table:style-name="Tabla1.A1" office:value-type="string">
            <text:p text:style-name="P1">L</text:p>
          </table:table-cell>
          <table:table-cell table:style-name="Tabla1.A1" office:value-type="string">
            <text:p text:style-name="P1">L</text:p>
          </table:table-cell>
          <table:table-cell table:style-name="Tabla1.A1" office:value-type="string">
            <text:p text:style-name="P1">F</text:p>
          </table:table-cell>
          <table:table-cell table:style-name="Tabla1.A1" office:value-type="string">
            <text:p text:style-name="P1">L</text:p>
          </table:table-cell>
          <table:table-cell table:style-name="Tabla1.A1" office:value-type="string">
            <text:p text:style-name="P1">R</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N</text:p>
          </table:table-cell>
        </table:table-row>
        <table:table-row>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L</text:p>
          </table:table-cell>
          <table:table-cell table:style-name="Tabla1.A1" office:value-type="string">
            <text:p text:style-name="P1">L</text:p>
          </table:table-cell>
          <table:table-cell table:style-name="Tabla1.A1" office:value-type="string">
            <text:p text:style-name="P1">L</text:p>
          </table:table-cell>
          <table:table-cell table:style-name="Tabla1.A1" office:value-type="string">
            <text:p text:style-name="P1">L</text:p>
          </table:table-cell>
          <table:table-cell table:style-name="Tabla1.A1" office:value-type="string">
            <text:p text:style-name="P1">L</text:p>
          </table:table-cell>
          <table:table-cell table:style-name="Tabla1.A1" office:value-type="string">
            <text:p text:style-name="P1">L</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N</text:p>
          </table:table-cell>
        </table:table-row>
        <table:table-row>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L</text:p>
          </table:table-cell>
          <table:table-cell table:style-name="Tabla1.A1" office:value-type="string">
            <text:p text:style-name="P1">L</text:p>
          </table:table-cell>
          <table:table-cell table:style-name="Tabla1.A1" office:value-type="string">
            <text:p text:style-name="P1">L</text:p>
          </table:table-cell>
          <table:table-cell table:style-name="Tabla1.A1" office:value-type="string">
            <text:p text:style-name="P1">L</text:p>
          </table:table-cell>
          <table:table-cell table:style-name="Tabla1.A1" office:value-type="string">
            <text:p text:style-name="P1">L</text:p>
          </table:table-cell>
          <table:table-cell table:style-name="Tabla1.A1" office:value-type="string">
            <text:p text:style-name="P1">L</text:p>
          </table:table-cell>
          <table:table-cell table:style-name="Tabla1.A1" office:value-type="string">
            <text:p text:style-name="P1">L</text:p>
          </table:table-cell>
          <table:table-cell table:style-name="Tabla1.A1" office:value-type="string">
            <text:p text:style-name="P1">L</text:p>
          </table:table-cell>
          <table:table-cell table:style-name="Tabla1.A1" office:value-type="string">
            <text:p text:style-name="P1">F</text:p>
          </table:table-cell>
          <table:table-cell table:style-name="Tabla1.A1" office:value-type="string">
            <text:p text:style-name="P1">F</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N</text:p>
          </table:table-cell>
        </table:table-row>
        <table:table-row>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L</text:p>
          </table:table-cell>
          <table:table-cell table:style-name="Tabla1.A1" office:value-type="string">
            <text:p text:style-name="P1">L</text:p>
          </table:table-cell>
          <table:table-cell table:style-name="Tabla1.A1" office:value-type="string">
            <text:p text:style-name="P1">L</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L</text:p>
          </table:table-cell>
          <table:table-cell table:style-name="Tabla1.A1" office:value-type="string">
            <text:p text:style-name="P1">L</text:p>
          </table:table-cell>
          <table:table-cell table:style-name="Tabla1.A1" office:value-type="string">
            <text:p text:style-name="P1">L</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N</text:p>
          </table:table-cell>
        </table:table-row>
        <table:table-row>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O</text:p>
          </table:table-cell>
          <table:table-cell table:style-name="Tabla1.A1" office:value-type="string">
            <text:p text:style-name="P1">O</text:p>
          </table:table-cell>
          <table:table-cell table:style-name="Tabla1.A1" office:value-type="string">
            <text:p text:style-name="P1">O</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O</text:p>
          </table:table-cell>
          <table:table-cell table:style-name="Tabla1.A1" office:value-type="string">
            <text:p text:style-name="P1">O</text:p>
          </table:table-cell>
          <table:table-cell table:style-name="Tabla1.A1" office:value-type="string">
            <text:p text:style-name="P1">O</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N</text:p>
          </table:table-cell>
        </table:table-row>
        <table:table-row>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O</text:p>
          </table:table-cell>
          <table:table-cell table:style-name="Tabla1.A1" office:value-type="string">
            <text:p text:style-name="P1">O</text:p>
          </table:table-cell>
          <table:table-cell table:style-name="Tabla1.A1" office:value-type="string">
            <text:p text:style-name="P1">O</text:p>
          </table:table-cell>
          <table:table-cell table:style-name="Tabla1.A1" office:value-type="string">
            <text:p text:style-name="P1">O</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O</text:p>
          </table:table-cell>
          <table:table-cell table:style-name="Tabla1.A1" office:value-type="string">
            <text:p text:style-name="P1">O</text:p>
          </table:table-cell>
          <table:table-cell table:style-name="Tabla1.A1" office:value-type="string">
            <text:p text:style-name="P1">O</text:p>
          </table:table-cell>
          <table:table-cell table:style-name="Tabla1.A1" office:value-type="string">
            <text:p text:style-name="P1">O</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W</text:p>
          </table:table-cell>
          <table:table-cell table:style-name="Tabla1.A1" office:value-type="string">
            <text:p text:style-name="P1"/>
          </table:table-cell>
        </table:table-row>
      </table:table>
      <text:p text:style-name="P4"/>
      <text:list xml:id="list3254424691077961785" text:style-name="L5">
        <text:list-item>
          <text:p text:style-name="P6"><text:span text:style-name="T4">Codificación Mario:</text:span></text:p>
        </text:list-item>
      </text:list>
      <text:p text:style-name="P4"/>
      <text:p text:style-name="P4">WWWWWWWRRRRRWWWWWWWWNWWWWWWRRRRRRRRRWWWWWNWWWWWWOOOFFBFWWWWWWWNWWWWWOFOFFFBFFFWWWWWNWWWWWOFOOFFFBFFFWWWWNWWWWWWOFFFFBBBBWWWWWNWWWWWWWFFFFFFWWWWWWWNWWWWWWRRLRRLRRWWWWWWNWWWWWRRRLRRLRRRWWWWWNWWWWRRRRLLLLRRRRWWWWNWWWWFFRLFLLFLRFFWWWWNWWWWFFFLLLLLLFFFWWWWNWWWWFFLLLLLLLLFFWWWWNWWWWWWLLLWWLLLWWWWWWNWWWWWOOOWWWWOOOWWWWWNWWWWOOOOWWWWOOOOWWWW</text:p>
      <text:p text:style-name="P4"/>
      <text:list xml:id="list6691425354148680473" text:style-name="L6">
        <text:list-item>
          <text:p text:style-name="P7"><text:span text:style-name="T4">Codificación en Código Morse:</text:span></text:p>
        </text:list-item>
      </text:list>
      <text:p text:style-name="P4"/>
      <text:p text:style-name="P4">.--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text:p>
      <text:p text:style-name="P4"/>
      <text:p text:style-name="P4"/>
      <text:list xml:id="list4847276666760797053" text:style-name="L3">
        <text:list-item>
          <text:p text:style-name="P13"><text:soft-page-break/>Los profes del ejercicio anterior se han dado cuenta que muchas veces tienen que enviar la misma letra una cantidad grande de veces así que han mejorado la codificación. Ahora para indicar la codificación de colores se tiene en cuenta el siguiente píxel, si tiene el mismo color que el actual seguimos mirando el siguiente y contamos todos lo que son del mismo color y lo indicamos. Por lo tanto si tenemos WWWWW (5 píxeles blancos.... indicaríamos 5W)¿Cual sería la representación en texto plano?</text:p>
        </text:list-item>
      </text:list>
      <text:p text:style-name="P12"><text:tab/><text:span text:style-name="T6">Nueva codificación:</text:span></text:p>
      <text:p text:style-name="P4">7W 5R 8W 1N 6W 9R 5W 1N 6W 3O 2F 1B 1F 7W 1N 5W 1O 1F 1O 3F 1B 3F 5W 1N 5W 1O 1F 2O 3F 1B 3F 4W 1N 6W 1O 4F 4B 5W 1N 7W 6F 7W 1N 6W 2R 1L 2R 1L 2R 6W 1N 5W 3R 1L 2R 1L 3R 5W 1N 4W 4R 4L 4R 4W 1N 4W 2F 1R 1L 1F 2L 1F 1L 1R 2F 4W 1N 4W 3F 6L 3F 4W 1N 4W 2F 8L 2F 4W 1N 6W 3L 2W 3L 6W 1N 5W 3O 4W 3O 5W 1N 4W 4O 4W 4O 4W </text:p>
      <text:p text:style-name="P4"/>
      <text:p text:style-name="P4"><text:tab/><text:span text:style-name="T6">Nueva codificación en código morse:</text:span></text:p>
      <text:p text:style-name="P4">--... .-- ..... .-. ---.. .-- .---- -. -.... .-- ----. .-. ..... .-- .---- -. -.... .-- ...-- --- ..--- ..-. .---- -... .---- ..-. --... .-- .---- -. ..... .-- .---- --- .---- ..-. .---- --- ...-- ..-. .---- -... ...-- ..-. ..... .-- .---- -. ..... .-- .---- --- .---- ..-. ..--- --- ...-- ..-. .---- -... ...-- ..-. ....- .-- .---- -. -.... .-- .---- --- ....- ..-. ....- -... ..... .-- .---- -. --... .-- -.... ..-. --... .-- .---- -. -.... .-- ..--- .-. .---- .-.. ..--- .-. .---- .-.. ..--- .-. -.... .-- .---- -. ..... .-- ...-- .-. .---- .-.. ..--- .-. .---- .-.. ...-- .-. ..... .-- .---- -. ....- .-- ....- .-. ....- .-.. ....- .-. ....- .-- .---- -. ....- .-- ..--- ..-. .---- .-. .---- .-.. .---- ..-. ..--- .-.. .---- ..-. .---- .-.. .---- .-. ..--- ..-. ....- .-- .---- -. ....- .-- ...-- ..-. -.... .-.. ...-- ..-. ....- .-- .---- -. ....- .-- ..--- ..-. ---.. .-.. ..--- ..-. ....- .-- .---- -. -.... .-- ...-- .-.. ..--- .-- ...-- .-.. -.... .-- .---- -. ..... .-- ...-- --- ....- .-- ...-- --- ..... .-- .---- -. ....- .-- ....- --- ....- .-- ....- --- ....- .--</text:p>
      <text:p text:style-name="P4"/>
      <text:list xml:id="list9161523628216443989" text:style-name="L4">
        <text:list-item>
          <text:p text:style-name="P14"><text:span text:style-name="T1">¿Cuántos lenguajes de marcas puedes encontrar? Haz un listado de los lenguajes de marcas (al menos 10) y clasifícalos en </text:span><text:span text:style-name="T1">procedimentales y de presentación </text:span><text:span text:style-name="T1">o si son </text:span><text:span text:style-name="T1">descriptivos o semánticos</text:span></text:p>
        </text:list-item>
      </text:list>
      <text:list xml:id="list8599368462860564004" text:style-name="L7">
        <text:list-item>
          <text:p text:style-name="P5"><text:span text:style-name="T6">Procedimentales y de presentación:</text:span> HTML, XHTML, TeX, LaTeX, Wikitext.</text:p>
        </text:list-item>
        <text:list-item>
          <text:p text:style-name="P5"><text:span text:style-name="T6">Descriptivos o semánticos:</text:span> XML, JSON, Scribe, Doc Book, JATS.</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Arial2" svg:font-family="Arial"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Arial" fo:font-size="12pt" style:font-size-asian="12pt" style:font-size-complex="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Guillermo Valenzuela García</meta:initial-creator>
    <meta:creation-date>2021-01-28T17:22:21.91</meta:creation-date>
    <dc:date>2021-01-28T20:38:52.87</dc:date>
    <dc:creator>Carlos Guillermo Valenzuela García</dc:creator>
    <meta:editing-duration>PT1H50M25S</meta:editing-duration>
    <meta:editing-cycles>8</meta:editing-cycles>
    <meta:generator>OpenOffice/4.1.3$Win32 OpenOffice.org_project/413m1$Build-9783</meta:generator>
    <meta:document-statistic meta:table-count="1" meta:image-count="0" meta:object-count="0" meta:page-count="3" meta:paragraph-count="373" meta:word-count="1361" meta:character-count="5693"/>
  </office:meta>
</office:document-meta>
</file>